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#2c001e"/>
      <style:text-properties fo:color="#ffff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00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3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9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12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W</text:p>
          </table:table-cell>
          <table:table-cell table:number-columns-repeated="8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19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style-name="ce11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12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0" office:value-type="string">
            <text:p>Targets along walkways</text:p>
          </table:table-cell>
          <table:table-cell table:style-name="ce10" table:number-columns-repeated="9"/>
          <table:table-cell table:style-name="Default" table:number-columns-repeated="1014"/>
        </table:table-row>
        <table:table-row table:style-name="ro2">
          <table:table-cell table:style-name="ce11" office:value-type="string">
            <text:p>Targets enter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2" office:value-type="string">
            <text:p>Targets leav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9T15:59:23</dc:date>
    <meta:generator>LibreOffice/3.5$Linux_X86_64 LibreOffice_project/350m1$Build-2</meta:generator>
    <meta:editing-duration>PT1H58M22S</meta:editing-duration>
    <meta:editing-cycles>12</meta:editing-cycles>
    <meta:document-statistic meta:table-count="3" meta:cell-count="7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